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5.521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2.076cm"/>
    </style:style>
    <style:style style:name="co9" style:family="table-column">
      <style:table-column-properties fo:break-before="auto" style:column-width="3.224cm"/>
    </style:style>
    <style:style style:name="co10" style:family="table-column">
      <style:table-column-properties fo:break-before="auto" style:column-width="3.4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mo" style:font-name-asian="Noto Sans CJK SC Regular" style:font-name-complex="DejaVu Sans Condense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f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ccff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m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ffcc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style:font-name="Arimo" style:font-name-asian="Noto Sans CJK SC Regular" style:font-name-complex="DejaVu Sans Condensed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cc99" style:text-align-source="fix" style:repeat-content="false"/>
      <style:paragraph-properties fo:text-align="center" fo:margin-left="0cm"/>
    </style:style>
  </office:automatic-styles>
  <office:body>
    <office:spreadsheet>
      <table:table table:name="Flujo_JC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style-name="ce4" office:value-type="string">
            <text:p>Secuencia de llamadas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+- Cte?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erver.js</text:p>
          </table:table-cell>
          <table:table-cell table:number-columns-repeated="5"/>
          <table:table-cell table:style-name="ce6" office:value-type="string">
            <text:p>sí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odels/index.js</text:p>
          </table:table-cell>
          <table:table-cell table:style-name="ce1" table:number-columns-repeated="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1"/>
          <table:table-cell table:style-name="ce1" office:value-type="string">
            <text:p>config/config.json</text:p>
          </table:table-cell>
          <table:table-cell table:number-columns-repeated="3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1" office:value-type="string">
            <text:p>models/medico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paciente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receta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example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views/layouts/main.handlebars</text:p>
          </table:table-cell>
          <table:table-cell table:number-columns-repeated="4"/>
          <table:table-cell table:style-name="ce6" office:value-type="string">
            <text:p>sí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ublic/styles/styles.css</text:p>
          </table:table-cell>
          <table:table-cell table:number-columns-repeated="3"/>
          <table:table-cell table:style-name="ce7" office:value-type="string">
            <text:p>estilo deseado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>
            <text:p>routes/apiRoutes.js</text:p>
          </table:table-cell>
          <table:table-cell table:number-columns-repeated="4"/>
          <table:table-cell table:style-name="ce8" office:value-type="string">
            <text:p>ruta de cada acción html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table:style-name="ce1" office:value-type="string">
            <text:p>routes/htmlRoutes.js</text:p>
          </table:table-cell>
          <table:table-cell table:number-columns-repeated="4"/>
          <table:table-cell table:style-name="ce8" office:value-type="string">
            <text:p>ruta de cada acción html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index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1" office:value-type="string">
            <text:p>public/js/index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example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404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2"/>
          <table:table-cell table:style-name="ce3" table:number-columns-repeated="5"/>
        </table:table-row>
        <table:table-row table:style-name="ro4">
          <table:table-cell table:number-columns-repeated="2"/>
          <table:table-cell table:style-name="ce1" office:value-type="string">
            <text:p>views/doctor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>
            <text:p>public/js/doctors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ogin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ist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Menu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atient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rescription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</table:table>
      <table:table table:name="Flujo_Eq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style-name="ce4" office:value-type="string">
            <text:p>Secuencia de llamadas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+- Cte?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erver.js</text:p>
          </table:table-cell>
          <table:table-cell table:number-columns-repeated="5"/>
          <table:table-cell table:style-name="ce6" office:value-type="string">
            <text:p>sí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9" office:value-type="string">
            <text:p>models/index.js</text:p>
          </table:table-cell>
          <table:table-cell table:style-name="ce9" table:number-columns-repeated="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9"/>
          <table:table-cell table:style-name="ce9" office:value-type="string">
            <text:p>config/config.json</text:p>
          </table:table-cell>
          <table:table-cell table:style-name="ce1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9" office:value-type="string">
            <text:p>models/doctor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patient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prescription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example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views/layouts/main.handlebars</text:p>
          </table:table-cell>
          <table:table-cell table:number-columns-repeated="4"/>
          <table:table-cell table:style-name="ce6" office:value-type="string">
            <text:p>sí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ublic/styles/styles.css</text:p>
          </table:table-cell>
          <table:table-cell table:number-columns-repeated="3"/>
          <table:table-cell table:style-name="ce7" office:value-type="string">
            <text:p>estilo deseado</text:p>
          </table:table-cell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public/img/image01.png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0" office:value-type="string">
            <text:p>routes/apiRoutes.js</text:p>
          </table:table-cell>
          <table:table-cell table:style-name="ce11" table:number-columns-repeated="2"/>
          <table:table-cell table:number-columns-repeated="2"/>
          <table:table-cell table:style-name="ce8" office:value-type="string">
            <text:p>ruta de cada acción html</text:p>
          </table:table-cell>
        </table:table-row>
        <table:table-row table:style-name="ro2">
          <table:table-cell/>
          <table:table-cell table:style-name="ce10"/>
          <table:table-cell table:style-name="ce11" table:number-columns-repeated="2"/>
          <table:table-cell table:number-columns-repeated="3"/>
        </table:table-row>
        <table:table-row table:style-name="ro3">
          <table:table-cell/>
          <table:table-cell table:style-name="ce10" office:value-type="string">
            <text:p>routes/htmlRoutes.js</text:p>
          </table:table-cell>
          <table:table-cell table:style-name="ce11" table:number-columns-repeated="2"/>
          <table:table-cell table:number-columns-repeated="2"/>
          <table:table-cell table:style-name="ce8" office:value-type="string">
            <text:p>ruta de cada acción html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index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1" office:value-type="string">
            <text:p>public/js/index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example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404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2"/>
          <table:table-cell table:style-name="ce3" table:number-columns-repeated="5"/>
        </table:table-row>
        <table:table-row table:style-name="ro4">
          <table:table-cell table:number-columns-repeated="2"/>
          <table:table-cell table:style-name="ce1" office:value-type="string">
            <text:p>views/doctor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>
            <text:p>public/js/doctors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ogin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ist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Menu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atient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rescription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</table:table>
      <table:table table:name="Route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4" table:default-cell-style-name="ce15"/>
        <table:table-column table:style-name="co7" table:default-cell-style-name="Default"/>
        <table:table-column table:style-name="co4" table:default-cell-style-name="ce15"/>
        <table:table-row table:style-name="ro1">
          <table:table-cell table:style-name="ce6" office:value-type="string" table:number-columns-spanned="2" table:number-rows-spanned="1">
            <text:p>views/index.handlebars</text:p>
          </table:table-cell>
          <table:covered-table-cell/>
          <table:table-cell/>
          <table:table-cell table:style-name="ce6" office:value-type="string" table:number-columns-spanned="2" table:number-rows-spanned="1">
            <text:p>routes/htmlRoutes.js</text:p>
          </table:table-cell>
          <table:covered-table-cell table:style-name="ce6"/>
          <table:table-cell/>
          <table:table-cell office:value-type="string">
            <text:p>views/___.handleba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>
            <text:p>Título</text:p>
          </table:table-cell>
          <table:table-cell table:style-name="ce13" office:value-type="string">
            <text:p>Llama a:</text:p>
          </table:table-cell>
          <table:table-cell/>
          <table:table-cell table:style-name="ce13" office:value-type="string">
            <text:p>Crear app.get</text:p>
          </table:table-cell>
          <table:table-cell table:style-name="ce13" office:value-type="string">
            <text:p>Mandar a:</text:p>
          </table:table-cell>
          <table:table-cell table:style-name="ce16"/>
          <table:table-cell table:style-name="ce13" office:value-type="string">
            <text:p>Crear vista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5">
          <table:table-cell table:style-name="ce14" office:value-type="string">
            <text:p>Registro para Médicos</text:p>
          </table:table-cell>
          <table:table-cell office:value-type="string">
            <text:p>/doctor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o para Médicos (login)</text:p>
          </table:table-cell>
          <table:table-cell office:value-type="string">
            <text:p>/doctorsLogin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Login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nú Principal para Médicos</text:p>
          </table:table-cell>
          <table:table-cell office:value-type="string">
            <text:p>/doctorsMenu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Menu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sulta de Médicos disponibles</text:p>
          </table:table-cell>
          <table:table-cell office:value-type="string">
            <text:p>/doctorsList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List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gistro de Pacientes</text:p>
          </table:table-cell>
          <table:table-cell office:value-type="string">
            <text:p>/patient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patient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gistro de Recetas</text:p>
          </table:table-cell>
          <table:table-cell office:value-type="string">
            <text:p>/prescription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prescription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4" table:default-cell-style-name="ce15"/>
        <table:table-column table:style-name="co10" table:default-cell-style-name="Default"/>
        <table:table-column table:style-name="co4" table:default-cell-style-name="ce15"/>
        <table:table-column table:style-name="co1" table:number-columns-repeated="2" table:default-cell-style-name="Default"/>
        <table:table-column table:style-name="co4" table:default-cell-style-name="ce15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3" office:value-type="string">
            <text:p>Vistas</text:p>
          </table:table-cell>
          <table:table-cell table:style-name="ce18" office:value-type="string">
            <text:p>campos de captura</text:p>
          </table:table-cell>
          <table:table-cell/>
          <table:table-cell table:style-name="ce13" office:value-type="string">
            <text:p>javascript</text:p>
          </table:table-cell>
          <table:table-cell/>
          <table:table-cell table:style-name="ce18" office:value-type="string">
            <text:p>campos base de datos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>
            <text:p>views/doctors.handlebars</text:p>
          </table:table-cell>
          <table:table-cell table:style-name="ce12"/>
          <table:table-cell/>
          <table:table-cell office:value-type="string">
            <text:p>public/js/doctors.js</text:p>
          </table:table-cell>
          <table:table-cell/>
          <table:table-cell table:style-name="ce21" office:value-type="string">
            <text:p>Doctor</text:p>
          </table:table-cell>
          <table:table-cell table:number-columns-repeated="2"/>
          <table:table-cell table:style-name="ce22" office:value-type="string">
            <text:p>API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url</text:p>
          </table:table-cell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d-firstname</text:p>
          </table:table-cell>
          <table:table-cell/>
          <table:table-cell office:value-type="string">
            <text:p>$med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string</text:p>
          </table:table-cell>
          <table:table-cell/>
          <table:table-cell office:value-type="string">
            <text:p>saveMed</text:p>
          </table:table-cell>
          <table:table-cell office:value-type="string">
            <text:p>POST</text:p>
          </table:table-cell>
          <table:table-cell office:value-type="string">
            <text:p>api/doctors</text:p>
          </table:table-cell>
        </table:table-row>
        <table:table-row table:style-name="ro1">
          <table:table-cell/>
          <table:table-cell office:value-type="string">
            <text:p>med-lastname</text:p>
          </table:table-cell>
          <table:table-cell/>
          <table:table-cell table:style-name="ce20" office:value-type="string">
            <text:p>$medLastname</text:p>
          </table:table-cell>
          <table:table-cell/>
          <table:table-cell office:value-type="string">
            <text:p>lastname</text:p>
          </table:table-cell>
          <table:table-cell office:value-type="string">
            <text:p>string</text:p>
          </table:table-cell>
          <table:table-cell/>
          <table:table-cell office:value-type="string">
            <text:p>getMed</text:p>
          </table:table-cell>
          <table:table-cell office:value-type="string">
            <text:p>GET</text:p>
          </table:table-cell>
          <table:table-cell office:value-type="string">
            <text:p>api/doctors</text:p>
          </table:table-cell>
        </table:table-row>
        <table:table-row table:style-name="ro1">
          <table:table-cell/>
          <table:table-cell office:value-type="string">
            <text:p>med-email</text:p>
          </table:table-cell>
          <table:table-cell/>
          <table:table-cell table:style-name="ce20" office:value-type="string">
            <text:p>$medEmail</text:p>
          </table:table-cell>
          <table:table-cell/>
          <table:table-cell office:value-type="string">
            <text:p>email</text:p>
          </table:table-cell>
          <table:table-cell office:value-type="string">
            <text:p>string</text:p>
          </table:table-cell>
          <table:table-cell/>
          <table:table-cell office:value-type="string">
            <text:p>deleteMed</text:p>
          </table:table-cell>
          <table:table-cell office:value-type="string">
            <text:p>DELETE</text:p>
          </table:table-cell>
          <table:table-cell office:value-type="string">
            <text:p>api/doctors/id</text:p>
          </table:table-cell>
        </table:table-row>
        <table:table-row table:style-name="ro1">
          <table:table-cell/>
          <table:table-cell office:value-type="string">
            <text:p>med-phone</text:p>
          </table:table-cell>
          <table:table-cell/>
          <table:table-cell table:style-name="ce20" office:value-type="string">
            <text:p>$medPhone</text:p>
          </table:table-cell>
          <table:table-cell/>
          <table:table-cell office:value-type="string">
            <text:p>phon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username</text:p>
          </table:table-cell>
          <table:table-cell/>
          <table:table-cell table:style-name="ce20" office:value-type="string">
            <text:p>$medUsername</text:p>
          </table:table-cell>
          <table:table-cell/>
          <table:table-cell office:value-type="string">
            <text:p>usernam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password</text:p>
          </table:table-cell>
          <table:table-cell/>
          <table:table-cell office:value-type="string">
            <text:p>$medPassword</text:p>
          </table:table-cell>
          <table:table-cell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license</text:p>
          </table:table-cell>
          <table:table-cell/>
          <table:table-cell office:value-type="string">
            <text:p>$medLicense</text:p>
          </table:table-cell>
          <table:table-cell/>
          <table:table-cell office:value-type="string">
            <text:p>licens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>
            <text:p>button:</text:p>
          </table:table-cell>
          <table:table-cell office:value-type="string">
            <text:p>submit</text:p>
          </table:table-cell>
          <table:table-cell/>
          <table:table-cell office:value-type="string">
            <text:p>$submitBt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ed-list</text:p>
          </table:table-cell>
          <table:table-cell/>
          <table:table-cell office:value-type="string">
            <text:p>$medLis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>
            <text:p>views/patients.handlebars</text:p>
          </table:table-cell>
          <table:table-cell table:style-name="ce12"/>
          <table:table-cell table:number-columns-repeated="3"/>
          <table:table-cell table:style-name="ce21" office:value-type="string">
            <text:p>Patient</text:p>
          </table:table-cell>
          <table:table-cell table:number-columns-repeated="2"/>
          <table:table-cell table:style-name="ce22" office:value-type="string">
            <text:p>API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url</text:p>
          </table:table-cell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t-firstname</text:p>
          </table:table-cell>
          <table:table-cell/>
          <table:table-cell office:value-type="string">
            <text:p>$pat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string</text:p>
          </table:table-cell>
          <table:table-cell/>
          <table:table-cell office:value-type="string">
            <text:p>savePat</text:p>
          </table:table-cell>
          <table:table-cell office:value-type="string">
            <text:p>POST</text:p>
          </table:table-cell>
          <table:table-cell office:value-type="string">
            <text:p>api/patients</text:p>
          </table:table-cell>
        </table:table-row>
        <table:table-row table:style-name="ro1">
          <table:table-cell/>
          <table:table-cell office:value-type="string">
            <text:p>pat-lastname</text:p>
          </table:table-cell>
          <table:table-cell/>
          <table:table-cell office:value-type="string">
            <text:p>$patLastname</text:p>
          </table:table-cell>
          <table:table-cell/>
          <table:table-cell office:value-type="string">
            <text:p>lastname</text:p>
          </table:table-cell>
          <table:table-cell office:value-type="string">
            <text:p>string</text:p>
          </table:table-cell>
          <table:table-cell/>
          <table:table-cell office:value-type="string">
            <text:p>getPat</text:p>
          </table:table-cell>
          <table:table-cell office:value-type="string">
            <text:p>GET</text:p>
          </table:table-cell>
          <table:table-cell office:value-type="string">
            <text:p>api/patients</text:p>
          </table:table-cell>
        </table:table-row>
        <table:table-row table:style-name="ro1">
          <table:table-cell/>
          <table:table-cell office:value-type="string">
            <text:p>pat-birthdate</text:p>
          </table:table-cell>
          <table:table-cell/>
          <table:table-cell office:value-type="string">
            <text:p>$patBirthdate</text:p>
          </table:table-cell>
          <table:table-cell/>
          <table:table-cell office:value-type="string">
            <text:p>birthdate</text:p>
          </table:table-cell>
          <table:table-cell office:value-type="string">
            <text:p>DATEONLY</text:p>
          </table:table-cell>
          <table:table-cell/>
          <table:table-cell office:value-type="string">
            <text:p>deletePat</text:p>
          </table:table-cell>
          <table:table-cell office:value-type="string">
            <text:p>DELETE</text:p>
          </table:table-cell>
          <table:table-cell office:value-type="string">
            <text:p>api/patients/id</text:p>
          </table:table-cell>
        </table:table-row>
        <table:table-row table:style-name="ro1">
          <table:table-cell/>
          <table:table-cell office:value-type="string">
            <text:p>pat-gender</text:p>
          </table:table-cell>
          <table:table-cell/>
          <table:table-cell office:value-type="string">
            <text:p>$patGender</text:p>
          </table:table-cell>
          <table:table-cell/>
          <table:table-cell office:value-type="string">
            <text:p>gender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-email</text:p>
          </table:table-cell>
          <table:table-cell/>
          <table:table-cell office:value-type="string">
            <text:p>$patEmail</text:p>
          </table:table-cell>
          <table:table-cell/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-phone</text:p>
          </table:table-cell>
          <table:table-cell/>
          <table:table-cell office:value-type="string">
            <text:p>$patPhone</text:p>
          </table:table-cell>
          <table:table-cell/>
          <table:table-cell office:value-type="string">
            <text:p>phon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>
            <text:p>button:</text:p>
          </table:table-cell>
          <table:table-cell office:value-type="string">
            <text:p>submit</text:p>
          </table:table-cell>
          <table:table-cell/>
          <table:table-cell office:value-type="string">
            <text:p>$submitBt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>
            <text:p>views/prescriptions.handlebars</text:p>
          </table:table-cell>
          <table:table-cell table:style-name="ce12"/>
          <table:table-cell table:number-columns-repeated="3"/>
          <table:table-cell table:style-name="ce21" office:value-type="string">
            <text:p>Prescription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idDoctor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idPatient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weight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eight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puls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prescription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bservations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accesoMedicos.handleba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menuMedicos.handleba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listaMedicos.handlebars</text:p>
          </table:table-cell>
          <table:table-cell table:number-columns-repeated="10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MX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margin-top="1cm" fo:margin-bottom="1cm" fo:margin-left="1cm" fo:margin-right="1cm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title>???</text:titl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15/06/2019</text:date>, <text:time>21:1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Colunga</meta:initial-creator>
    <meta:creation-date>2019-06-10T11:57:29</meta:creation-date>
    <dc:date>2019-06-15T21:18:03</dc:date>
    <dc:creator>Jesus Colunga</dc:creator>
    <meta:editing-duration>PT16H46M4S</meta:editing-duration>
    <meta:editing-cycles>68</meta:editing-cycles>
    <meta:generator>OpenOffice/4.1.5$Unix OpenOffice.org_project/415m1$Build-9789</meta:generator>
    <meta:printed-by>Jesus Colunga</meta:printed-by>
    <meta:print-date>2019-06-14T20:06:08</meta:print-date>
    <meta:document-statistic meta:table-count="4" meta:cell-count="246" meta:object-count="0"/>
  </office:meta>
</office:document-meta>
</file>